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d71" officeooo:paragraph-rsid="0012dd71"/>
    </style:style>
    <style:style style:name="P2" style:family="paragraph" style:parent-style-name="Standard">
      <style:text-properties officeooo:rsid="001485c1" officeooo:paragraph-rsid="001485c1"/>
    </style:style>
    <style:style style:name="P3" style:family="paragraph" style:parent-style-name="Standard">
      <style:text-properties officeooo:rsid="0014921b" officeooo:paragraph-rsid="0014921b"/>
    </style:style>
    <style:style style:name="P4" style:family="paragraph" style:parent-style-name="Standard">
      <style:text-properties officeooo:rsid="0015c36a" officeooo:paragraph-rsid="0015c36a"/>
    </style:style>
    <style:style style:name="T1" style:family="text">
      <style:text-properties officeooo:rsid="00149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intro</text:p>
      <text:p text:style-name="P2"/>
      <text:p text:style-name="P1"/>
      <text:p text:style-name="P1">Design <text:span text:style-name="T1">intro and </text:span>description</text:p>
      <text:p text:style-name="P2">The project is a stand-alone <text:span text:style-name="T1">library checkout simulation</text:span> of the themes from checkoutthemes.com. With that in mind, we decided to go with Java, using JFrame to create the <text:span text:style-name="T1">user interface</text:span>.</text:p>
      <text:p text:style-name="P2"/>
      <text:p text:style-name="P2">That <text:span text:style-name="T1">interface </text:span>class will handle communicating with the user, <text:span text:style-name="T1">and will communicate with other classes as needed. See the class diagram for a full overview.</text:span></text:p>
      <text:p text:style-name="P2"/>
      <text:p text:style-name="P3">The program will go through a series of screens, with the path shifting depending on what sort of input is received at what time.</text:p>
      <text:p text:style-name="P3"/>
      <text:p text:style-name="P4">This document also contains our estimate on program size, as well as updated roles and scheduling inf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uter </meta:initial-creator>
    <meta:creation-date>2015-11-20T12:14:30.287498398</meta:creation-date>
    <dc:date>2015-11-20T13:32:03.057062999</dc:date>
    <dc:creator>Computer </dc:creator>
    <meta:editing-duration>PT1H15M3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02" meta:character-count="612" meta:non-whitespace-character-count="516"/>
  </office:meta>
</office:document-meta>
</file>